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2" style:family="paragraph" style:parent-style-name="Plain_20_Text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3" style:family="paragraph" style:parent-style-name="Plain_20_Text" style:master-page-name="Standard">
      <style:paragraph-properties fo:margin-left="0in" fo:margin-right="0in" fo:text-align="start" style:justify-single-word="false" fo:orphans="2" fo:widows="2" fo:text-indent="0in" style:auto-text-indent="false" style:page-number="auto" style:vertical-align="auto"/>
    </style:style>
    <style:style style:name="T1" style:family="text">
      <style:text-properties style:font-name="Verdana" fo:font-size="14pt" fo:language="ru" fo:country="RU" fo:font-weight="bold" style:font-size-asian="14pt" style:language-asian="ru" style:country-asian="RU" style:font-weight-asian="bold" style:font-name-complex="Courier New1" style:font-size-complex="14pt" style:language-complex="ar" style:country-complex="SA"/>
    </style:style>
    <style:style style:name="T2" style:family="text">
      <style:text-properties style:font-name="Verdana" fo:font-size="14pt" fo:language="en" fo:country="US" fo:font-weight="bold" style:font-size-asian="14pt" style:language-asian="ru" style:country-asian="RU" style:font-weight-asian="bold" style:font-name-complex="Courier New1" style:font-size-complex="14pt" style:language-complex="ar" style:country-complex="SA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5"/>Особенности диалектов языка МИКРОЛИСП 2018.</text:span></text:p>
      <text:p text:style-name="P2"><text:span text:style-name="T1">Выбранный пункт отметить * справа от номера пункта.</text:span></text:p>
      <text:p text:style-name="P2"><text:span text:style-name="T1">В каждом разделе можно выбрать только ОДИН пункт.</text:span></text:p>
      <text:p text:style-name="P2"><text:span text:style-name="T1">1. Вычитание.</text:span></text:p>
      <text:p text:style-name="P2"><text:span text:style-name="T1"><text:tab/>1.1 Один и более операндов.</text:span></text:p>
      <text:p text:style-name="P2"><text:span text:style-name="T1"><text:tab/> (- x y z)</text:span></text:p>
      <text:p text:style-name="P2"><text:span text:style-name="T1"><text:tab/>1.2 Только два операнда. *</text:span></text:p>
      <text:p text:style-name="P2"><text:span text:style-name="T1"><text:tab/> (- x y)</text:span></text:p>
      <text:p text:style-name="P2"><text:span text:style-name="T1"><text:tab/>1.3 Только один операнд.</text:span></text:p>
      <text:p text:style-name="P2"><text:span text:style-name="T1"><text:tab/> (- x)</text:span></text:p>
      <text:p text:style-name="P2"><text:span text:style-name="T1">2. Деление.</text:span></text:p>
      <text:p text:style-name="P2"><text:span text:style-name="T1"><text:tab/>2.1 Один и более операндов. *</text:span></text:p>
      <text:p text:style-name="P2"><text:span text:style-name="T1"><text:tab/> (/ x y z)</text:span></text:p>
      <text:p text:style-name="P2"><text:span text:style-name="T1"><text:tab/>2.2 Только два операнда.</text:span></text:p>
      <text:p text:style-name="P2"><text:span text:style-name="T1"><text:tab/> (/ x y)</text:span></text:p>
      <text:p text:style-name="P2"><text:span text:style-name="T1"><text:tab/>2.3 Только один операнд.</text:span></text:p>
      <text:p text:style-name="P2"><text:span text:style-name="T1"><text:tab/> (/ x)</text:span></text:p>
      <text:p text:style-name="P2"><text:span text:style-name="T1">3. Числовые литералы токена $zero.</text:span></text:p>
      <text:p text:style-name="P2"><text:span text:style-name="T1"><text:tab/>3.1* В общем контексте числового выражения.</text:span></text:p>
      <text:p text:style-name="P2"><text:span text:style-name="T1"><text:tab/> 0</text:span></text:p>
      <text:p text:style-name="P2"><text:span text:style-name="T1">4. Числовые литералы токена $dec.</text:span></text:p>
      <text:p text:style-name="P2"><text:span text:style-name="T1"><text:tab/>4.1 В общем контексте числового выражения.</text:span></text:p>
      <text:p text:style-name="P2"><text:span text:style-name="T1"><text:tab/> (+ 1 1)</text:span></text:p>
      <text:p text:style-name="P2"><text:span text:style-name="T1"><text:tab/>4.2 Только в определении глобальной переменной.</text:span></text:p>
      <text:p text:style-name="P2"><text:span text:style-name="T1"><text:tab/> (define one 1)(+ one one) *</text:span></text:p>
      <text:p text:style-name="P2"><text:span text:style-name="T1"><text:tab/>4.3 Только в определении процедуры.</text:span></text:p>
      <text:p text:style-name="P2"><text:span text:style-name="T1"><text:tab/> </text:span><text:span text:style-name="T2">(define (one) 1)(+ (one) (one))</text:span></text:p>
      <text:p text:style-name="P2"><text:span text:style-name="T2">5. </text:span><text:span text:style-name="T1">Форма</text:span><text:span text:style-name="T2"> OR.</text:span></text:p>
      <text:p text:style-name="P2"><text:span text:style-name="T2"><text:tab/></text:span><text:span text:style-name="T1">5.1 Один и более операндов.</text:span></text:p>
      <text:p text:style-name="P2"><text:span text:style-name="T1"><text:tab/> (or #t #f #f) *</text:span></text:p>
      <text:p text:style-name="P2"><text:span text:style-name="T1"><text:tab/>5.2 Отсутствует.</text:span></text:p>
      <text:p text:style-name="P2"><text:span text:style-name="T1">6. Форма AND.</text:span></text:p>
      <text:p text:style-name="P2"><text:span text:style-name="T1"><text:tab/>6.1 Один и более операндов.</text:span></text:p>
      <text:p text:style-name="P2"><text:span text:style-name="T1"><text:tab/> (and #t #f #f)</text:span></text:p>
      <text:p text:style-name="P2"><text:span text:style-name="T1"><text:tab/>6.2 Отсутствует. *</text:span></text:p>
      <text:p text:style-name="P2"><text:span text:style-name="T1">7. Оператор <text:s/>= .</text:span></text:p>
      <text:p text:style-name="P2"><text:span text:style-name="T1"><text:tab/>7.1 Есть.</text:span></text:p>
      <text:p text:style-name="P2"><text:span text:style-name="T1"><text:tab/> (= <text:s/>x y) *</text:span></text:p>
      <text:p text:style-name="P2"><text:span text:style-name="T1"><text:tab/>7.2 Отсутствует.</text:span></text:p>
      <text:p text:style-name="P2"><text:span text:style-name="T1">8. Оператор отношения, кроме оператора = .</text:span></text:p>
      <text:p text:style-name="P2"><text:span text:style-name="T1"><text:tab/>8.1 (&lt; <text:s/>x y)</text:span></text:p>
      <text:p text:style-name="P2"><text:span text:style-name="T1"><text:tab/>8.2 (&lt;= x y) *</text:span></text:p>
      <text:p text:style-name="P2"><text:span text:style-name="T1"><text:tab/>8.3 (&gt; <text:s/>x y)</text:span></text:p>
      <text:p text:style-name="P2"><text:span text:style-name="T1"><text:tab/>8.4 (&gt;= x y)</text:span></text:p>
      <text:p text:style-name="P2"><text:soft-page-break/><text:span text:style-name="T1">9. Форма IF для чисел.</text:span></text:p>
      <text:p text:style-name="P2"><text:span text:style-name="T1"><text:tab/></text:span><text:span text:style-name="T2">9.1 </text:span><text:span text:style-name="T1">Есть</text:span><text:span text:style-name="T2">.</text:span></text:p>
      <text:p text:style-name="P2"><text:span text:style-name="T2"><text:tab/> (if #t e pi)</text:span></text:p>
      <text:p text:style-name="P2"><text:span text:style-name="T2"><text:tab/></text:span><text:span text:style-name="T1">9.2 Отсутствует. *</text:span></text:p>
      <text:p text:style-name="P2"><text:span text:style-name="T1">10. Форма IF для строк.</text:span></text:p>
      <text:p text:style-name="P2"><text:span text:style-name="T1"><text:tab/></text:span><text:span text:style-name="T2">10.1 </text:span><text:span text:style-name="T1">Есть</text:span><text:span text:style-name="T2">.</text:span></text:p>
      <text:p text:style-name="P2"><text:span text:style-name="T2"><text:tab/> (display(if (p?)"Yes""No"))</text:span></text:p>
      <text:p text:style-name="P2"><text:span text:style-name="T2"><text:tab/></text:span><text:span text:style-name="T1">10.2 Отсутствует. *</text:span></text:p>
      <text:p text:style-name="P2"><text:span text:style-name="T1">11. Форма COND.</text:span></text:p>
      <text:p text:style-name="P2"><text:span text:style-name="T1"><text:tab/>11.1 Составная ветвь ELSE, ноль и более составных </text:span></text:p>
      <text:p text:style-name="P2"><text:span text:style-name="T1"><text:s text:c="16"/>клауз</text:span><text:span text:style-name="T2">.</text:span></text:p>
      <text:p text:style-name="P2"><text:span text:style-name="T2"><text:tab/> (cond(else(display pi)pi))</text:span><text:span text:style-name="T1">*</text:span></text:p>
      <text:p text:style-name="P2"><text:span text:style-name="T2"><text:tab/></text:span><text:span text:style-name="T1">11.2 Составная ветвь ELSE, одна составная клауза.</text:span></text:p>
      <text:p text:style-name="P2"><text:span text:style-name="T1"><text:tab/> </text:span><text:span text:style-name="T2">(cond((e?)(display e)e)(else(display 0)0))</text:span></text:p>
      <text:p text:style-name="P2"><text:span text:style-name="T2"><text:tab/></text:span><text:span text:style-name="T1">11.3 Без ветви ELSE, одна и более составных клауз.</text:span></text:p>
      <text:p text:style-name="P2"><text:span text:style-name="T1"><text:tab/> </text:span><text:span text:style-name="T2">(cond(#t(display pi)pi))</text:span></text:p>
      <text:p text:style-name="P2"><text:span text:style-name="T2"><text:tab/></text:span><text:span text:style-name="T1">11.4 Без ветви ELSE, две составные клаузы.</text:span></text:p>
      <text:p text:style-name="P2"><text:span text:style-name="T1"><text:tab/> </text:span><text:span text:style-name="T2">(cond((e?)(display e)e)(#t(display 0)0))</text:span></text:p>
      <text:p text:style-name="P2"><text:span text:style-name="T2"><text:tab/></text:span><text:span text:style-name="T1">11.5 Отсутствует.</text:span></text:p>
      <text:p text:style-name="P2"><text:span text:style-name="T1">12. Глобальные переменные.</text:span></text:p>
      <text:p text:style-name="P2"><text:span text:style-name="T1"><text:tab/>12.1 Есть</text:span></text:p>
      <text:p text:style-name="P2"><text:span text:style-name="T1"><text:tab/> (define a 1)a*</text:span></text:p>
      <text:p text:style-name="P2"><text:span text:style-name="T1"><text:tab/>12.2 Отсутствуют.</text:span></text:p>
      <text:p text:style-name="P2"><text:span text:style-name="T1">13. Локальные переменные.</text:span></text:p>
      <text:p text:style-name="P2"><text:span text:style-name="T1"><text:tab/>13.1 Определяются формой let.</text:span></text:p>
      <text:p text:style-name="P2"><text:span text:style-name="T1"><text:tab/></text:span><text:span text:style-name="T2"> (define (f)(let((a pi))a)) (f)</text:span><text:span text:style-name="T1"> *</text:span></text:p>
      <text:p text:style-name="P2"><text:span text:style-name="T2"><text:tab/>13.2 </text:span><text:span text:style-name="T1">Только</text:span><text:span text:style-name="T2"> </text:span><text:span text:style-name="T1">параметры</text:span><text:span text:style-name="T2"> </text:span><text:span text:style-name="T1">процедур</text:span><text:span text:style-name="T2">.</text:span></text:p>
      <text:p text:style-name="P2"><text:span text:style-name="T2"><text:tab/> (define(f a) (set! a pi)a) (f 0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ourier New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in" fo:margin-right="0.8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N2</dc:title>
    <meta:initial-creator>rvp</meta:initial-creator>
    <meta:creation-date>2018-02-23T14:47:00</meta:creation-date>
    <dc:date>2018-05-10T20:59:42.206449493</dc:date>
    <meta:print-date>2011-02-24T15:38:00</meta:print-date>
    <meta:editing-cycles>15</meta:editing-cycles>
    <meta:editing-duration>PT4M24S</meta:editing-duration>
    <dc:creator>alex </dc:creator>
    <meta:generator>LibreOffice/4.4.3.2$Linux_X86_64 LibreOffice_project/40m0$Build-2</meta:generator>
    <meta:document-statistic meta:table-count="0" meta:image-count="0" meta:object-count="0" meta:page-count="2" meta:paragraph-count="72" meta:word-count="291" meta:character-count="1763" meta:non-whitespace-character-count="1441"/>
    <meta:user-defined meta:name="Company">ИСП РАН</meta:user-defined>
    <meta:user-defined meta:name="Operator">User</meta:user-defined>
  </office:meta>
</office:document-meta>
</file>